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4" style:family="paragraph" style:parent-style-name="Heading_20_2" style:master-page-name="HTML">
      <style:paragraph-properties fo:line-height="150%" style:page-number="auto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fo:font-weight="bold"/>
    </style:style>
    <style:style style:name="T3" style:family="text">
      <style:text-properties style:font-name="Liberation Sans" fo:font-size="12pt" fo:font-weight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font-name="Liberation Sans" fo:font-size="12pt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Liberation Sans" fo:font-size="12pt" fo:font-weight="normal"/>
    </style:style>
    <style:style style:name="T8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h text:style-name="P4" text:outline-level="2"><text:span text:style-name="T1">#501</text:span></text:h>
        <text:p text:style-name="P2"/>
        <text:p text:style-name="P2"><text:span text:style-name="T1">Os apóstolos de Satanás não são os donos de bares ou traficantes de escravos, mas são, em sua maioria, "ministros de justiça". </text:span><text:a xlink:type="simple" xlink:href="http://bibliaonline.com.br/acf/2co/11/15" text:style-name="Internet_20_link" text:visited-style-name="Visited_20_Internet_20_Link"><text:span text:style-name="T1">2 Co 11:15</text:span></text:a><text:span text:style-name="T1">.</text:span></text:p>
        <text:p text:style-name="P2"/>
        <text:h text:style-name="P1" text:outline-level="2"><text:bookmark-start text:name="__RefHeading___Toc3980_1522826305"/><text:a xlink:type="simple" xlink:href="http://bibliaonline.com.br/acf/3jo/1" text:style-name="Internet_20_link" text:visited-style-name="Visited_20_Internet_20_Link"><text:span text:style-name="T1">3 JOÃO</text:span></text:a><text:bookmark-end text:name="__RefHeading___Toc3980_1522826305"/></text:h>
        <text:p text:style-name="P2"/>
        <text:p text:style-name="P3">Em 2 João lemos de um lar que devia ser um santuário (lugar de habitação) da verdade. Em 3 João lemos da casa de Gaio que devia ser "hospedeira" da verdade. Gaio era o colaborador da verdade - e nós? (2jo avisa quem deve ser mantido fora... 3 João dá as boas vindas a todos os que andam em obediência).</text:p>
        <text:p text:style-name="P2"/>
        <text:p text:style-name="P2"><text:a xlink:type="simple" xlink:href="http://bibliaonline.com.br/acf/3jo/1/1-6" text:style-name="Internet_20_link" text:visited-style-name="Visited_20_Internet_20_Link"><text:span text:style-name="T1">3 Jo 1-6</text:span></text:a><text:span text:style-name="T1"> Que lar maravilhoso deve ter sido este para ser visitado. Todos aqueles que andavam na verdades sentiam-se à vontade aqui.</text:span></text:p>
        <text:p text:style-name="P2"/>
        <text:p text:style-name="P2"><text:a xlink:type="simple" xlink:href="http://bibliaonline.com.br/acf/3jo/1/5/" text:style-name="Internet_20_link" text:visited-style-name="Visited_20_Internet_20_Link"><text:span text:style-name="T1">3 Jo 5</text:span></text:a><text:span text:style-name="T1"> Tudo que ele fazia era feito com fidelidade.</text:span></text:p>
        <text:p text:style-name="P2"/>
        <text:p text:style-name="P2"><text:a xlink:type="simple" xlink:href="http://bibliaonline.com.br/acf/3jo/1/7/" text:style-name="Internet_20_link" text:visited-style-name="Visited_20_Internet_20_Link"><text:span text:style-name="T1">3 Jo 7</text:span></text:a><text:span text:style-name="T1"> É correto para os crentes receberem dinheiro de incrédulos? Aqui está a resposta das Escrituras.</text:span></text:p>
        <text:p text:style-name="P2"/>
        <text:p text:style-name="P2"><text:a xlink:type="simple" xlink:href="http://bibliaonline.com.br/acf/3jo/1/9-10" text:style-name="Internet_20_link" text:visited-style-name="Visited_20_Internet_20_Link"><text:span text:style-name="T1">3 Jo 9-10</text:span></text:a><text:span text:style-name="T1"> Diótrefes amava, mas não a verdade. O amor próprio é o oposto do amor divino. Ele estava na assembléia de crentes, o que torna seus Atos ainda piores.</text:span></text:p>
        <text:p text:style-name="P2"/>
        <text:p text:style-name="P2"><text:a xlink:type="simple" xlink:href="http://bibliaonline.com.br/acf/3jo/1/12/" text:style-name="Internet_20_link" text:visited-style-name="Visited_20_Internet_20_Link"><text:span text:style-name="T1">3 Jo 12</text:span></text:a><text:span text:style-name="T1"> Demétrio era um seguidor daquilo que era bom. É bom que deixemos uma boa impressão a nosso respeito.</text:span>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" style:font-family-complex="FreeSans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7:45:44.896210241</dc:date>
    <meta:creation-date>2018-06-11T22:51:04.642681485</meta:creation-date>
    <meta:generator>LibreOffice/6.0.7.3$Linux_X86_64 LibreOffice_project/00m0$Build-3</meta:generator>
    <meta:editing-duration>PT35S</meta:editing-duration>
    <meta:editing-cycles>1</meta:editing-cycles>
    <meta:document-statistic meta:table-count="0" meta:image-count="0" meta:object-count="0" meta:page-count="1" meta:paragraph-count="9" meta:word-count="192" meta:character-count="1003" meta:non-whitespace-character-count="820"/>
  </office:meta>
</office:document-meta>
</file>